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1B2000000AFFDCB81C13DEC1CDF.png" manifest:media-type="image/png"/>
  <manifest:file-entry manifest:full-path="Pictures/1000020100000287000001BDFBFBC4FB40E13EC5.png" manifest:media-type="image/png"/>
  <manifest:file-entry manifest:full-path="Pictures/10000000000000FB000000C9752F11AB03D9F9FC.png" manifest:media-type="image/png"/>
  <manifest:file-entry manifest:full-path="Pictures/100000000000011F000000B0C5F10F028BA8929B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766cm" fo:min-width="8.136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1.655cm" fo:min-width="4.58cm"/>
    </style:style>
    <style:style style:name="gr4" style:family="graphic" style:parent-style-name="standard">
      <style:graphic-properties draw:textarea-horizontal-align="justify" draw:textarea-vertical-align="middle" draw:auto-grow-height="false" fo:min-height="1.655cm" fo:min-width="4.453cm"/>
    </style:style>
    <style:style style:name="gr5" style:family="graphic" style:parent-style-name="standard">
      <style:graphic-properties draw:textarea-horizontal-align="justify" draw:textarea-vertical-align="middle" draw:auto-grow-height="false" fo:min-height="1.655cm" fo:min-width="5.215cm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fo:min-height="0.639cm"/>
    </style:style>
    <style:style style:name="gr8" style:family="graphic" style:parent-style-name="standard">
      <style:graphic-properties draw:stroke="none" svg:stroke-color="#000000" draw:fill="none" draw:fill-color="#ffffff" fo:min-height="0.385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text-properties fo:font-size="12pt" style:font-size-asian="12pt" style:font-size-complex="12pt"/>
    </style:style>
    <style:style style:name="P6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8.636cm" svg:height="1.016cm" svg:x="5.953cm" svg:y="1.762cm">
          <text:p text:style-name="P1">Type of machine Learing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0.271cm" svg:y1="2.778cm" svg:x2="3.663cm" svg:y2="5.391cm" draw:start-shape="id1" draw:start-glue-point="2" svg:d="M10271 2778v1557h-6608v1056" svg:viewBox="0 0 6609 2614">
          <text:p/>
        </draw:connector>
        <draw:connector draw:style-name="gr2" draw:text-style-name="P3" draw:layer="layout" svg:x1="10.271cm" svg:y1="2.778cm" svg:x2="17.192cm" svg:y2="5.572cm" draw:start-shape="id1" draw:start-glue-point="2" draw:end-shape="id2" draw:end-glue-point="0" svg:d="M10271 2778v1397h6921v1397" svg:viewBox="0 0 6922 2795">
          <text:p/>
        </draw:connector>
        <draw:line draw:style-name="gr2" draw:text-style-name="P3" draw:layer="layout" svg:x1="10.271cm" svg:y1="4.302cm" svg:x2="10.271cm" svg:y2="5.572cm">
          <text:p/>
        </draw:line>
        <draw:custom-shape draw:style-name="gr3" draw:text-style-name="P1" draw:layer="layout" svg:width="5.08cm" svg:height="1.905cm" svg:x="1.508cm" svg:y="5.445cm">
          <text:p text:style-name="P1">Supervised</text:p>
          <text:p text:style-name="P1">learning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953cm" svg:height="1.905cm" svg:x="8.239cm" svg:y="5.572cm">
          <text:p text:style-name="P1">Unsupervised</text:p>
          <text:p text:style-name="P1">learning</text:p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5.715cm" svg:height="1.905cm" svg:x="14.335cm" svg:y="5.572cm">
          <text:p text:style-name="P1">Reinforcement</text:p>
          <text:p text:style-name="P1">learning</text:p>
          <draw:enhanced-geometry svg:viewBox="0 0 21600 21600" draw:type="rectangle" draw:enhanced-path="M 0 0 L 21600 0 21600 21600 0 21600 0 0 Z N"/>
        </draw:custom-shape>
        <draw:frame draw:style-name="gr6" draw:text-style-name="P1" draw:layer="layout" svg:width="4.725cm" svg:height="2.897cm" svg:x="1.736cm" svg:y="8.62cm">
          <draw:image xlink:href="Pictures/100000000000011F000000B0C5F10F028BA8929B.png" xlink:type="simple" xlink:show="embed" xlink:actuate="onLoad">
            <text:p/>
          </draw:image>
        </draw:frame>
        <draw:frame draw:style-name="gr6" draw:text-style-name="P1" draw:layer="layout" svg:width="4.191cm" svg:height="3.356cm" svg:x="1.381cm" svg:y="12.176cm">
          <draw:image xlink:href="Pictures/10000000000000FB000000C9752F11AB03D9F9FC.png" xlink:type="simple" xlink:show="embed" xlink:actuate="onLoad">
            <text:p/>
          </draw:image>
        </draw:frame>
        <draw:line draw:style-name="gr2" draw:text-style-name="P3" draw:layer="layout" svg:x1="3.413cm" svg:y1="7.477cm" svg:x2="3.413cm" svg:y2="8.493cm">
          <text:p/>
        </draw:line>
        <draw:frame draw:style-name="gr6" draw:text-style-name="P1" draw:layer="layout" svg:width="4.191cm" svg:height="2.882cm" svg:x="8.112cm" svg:y="8.405cm">
          <draw:image xlink:href="Pictures/1000020100000287000001BDFBFBC4FB40E13EC5.png" xlink:type="simple" xlink:show="embed" xlink:actuate="onLoad">
            <text:p/>
          </draw:image>
        </draw:frame>
        <draw:line draw:style-name="gr2" draw:text-style-name="P3" draw:layer="layout" svg:x1="10.398cm" svg:y1="7.477cm" svg:x2="10.398cm" svg:y2="8.62cm">
          <text:p/>
        </draw:line>
        <draw:frame draw:style-name="gr6" draw:text-style-name="P1" draw:layer="layout" svg:width="7.725cm" svg:height="3.496cm" svg:x="13.319cm" svg:y="8.172cm">
          <draw:image xlink:href="Pictures/10000201000001B2000000AFFDCB81C13DEC1CDF.png" xlink:type="simple" xlink:show="embed" xlink:actuate="onLoad">
            <text:p/>
          </draw:image>
        </draw:frame>
        <draw:line draw:style-name="gr2" draw:text-style-name="P3" draw:layer="layout" svg:x1="17.129cm" svg:y1="7.604cm" svg:x2="17.129cm" svg:y2="8.366cm">
          <text:p/>
        </draw:line>
        <draw:frame draw:style-name="gr7" draw:text-style-name="P5" draw:layer="layout" svg:width="5.588cm" svg:height="0.889cm" svg:x="1.508cm" svg:y="11.541cm">
          <draw:text-box>
            <text:p text:style-name="P4"><text:span text:style-name="T1">Classification &amp; regression</text:span></text:p>
          </draw:text-box>
        </draw:frame>
        <draw:frame draw:style-name="gr8" draw:text-style-name="P6" draw:layer="layout" svg:width="4.445cm" svg:height="0.954cm" svg:x="9.128cm" svg:y="11.603cm">
          <draw:text-box>
            <text:p>clusterin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27T14:35:39.367101134</meta:creation-date>
    <dc:date>2018-10-27T14:50:40.648385431</dc:date>
    <meta:editing-duration>PT44S</meta:editing-duration>
    <meta:editing-cycles>1</meta:editing-cycles>
    <meta:document-statistic meta:object-count="16"/>
    <meta:generator>LibreOffice/5.3.6.1$Linux_X86_64 LibreOffice_project/30$Build-1</meta:generator>
  </office:meta>
</office:document-meta>
</file>